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40000001E49AF744A9B2F99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Sans1" svg:font-family="DejaVuSans"/>
    <style:font-face style:name="Arial" svg:font-family="Arial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30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2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37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35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44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2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65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55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7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2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7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1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8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7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8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96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9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92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78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33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32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9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23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6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0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6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31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21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4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58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95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6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9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97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95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98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3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05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86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7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828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style:paragraph-properties fo:text-align="start" style:writing-mode="lr-tb"/>
      <style:text-properties fo:font-size="32pt" fo:font-weight="bold"/>
    </style:style>
    <style:style style:name="P9" style:family="paragraph">
      <loext:graphic-properties draw:fill="none"/>
      <style:paragraph-properties fo:text-align="start" style:writing-mode="lr-tb"/>
      <style:text-properties fo:font-size="32pt" fo:font-weight="bold" style:font-size-asian="12pt" style:font-size-complex="12pt"/>
    </style:style>
    <style:style style:name="T1" style:family="text">
      <style:text-properties fo:color="#333333" style:font-name="Arial1" fo:font-size="10.5pt" style:font-size-asian="10.5pt" style:font-name-complex="Arial1" style:font-size-complex="10.5pt"/>
    </style:style>
    <style:style style:name="T2" style:family="text">
      <style:text-properties fo:color="#333333" style:font-name="Arial1" fo:font-size="24pt" style:font-size-asian="24pt" style:font-name-complex="Arial1" style:font-size-complex="24pt"/>
    </style:style>
    <style:style style:name="T3" style:family="text">
      <style:text-properties fo:color="#565656" style:font-name="Arial1" fo:font-size="12pt" style:font-size-asian="12pt" style:font-name-complex="Arial1" style:font-size-complex="12pt"/>
    </style:style>
    <style:style style:name="T4" style:family="text">
      <style:text-properties fo:color="#565656" style:font-name="Arial1" fo:font-size="12pt" fo:font-weight="bold" style:font-size-asian="12pt" style:font-name-complex="Arial1" style:font-size-complex="12pt" style:font-weight-complex="bold"/>
    </style:style>
    <style:style style:name="T5" style:family="text">
      <style:text-properties fo:color="#565656" style:font-name="DejaVuSans1" fo:font-size="18pt" style:font-size-asian="18pt" style:font-name-complex="DejaVuSans1" style:font-size-complex="18pt"/>
    </style:style>
    <style:style style:name="T6" style:family="text">
      <style:text-properties fo:color="#565656" style:font-name="Arial1" fo:font-size="18pt" style:font-size-asian="18pt" style:font-name-complex="Arial1" style:font-size-complex="18pt"/>
    </style:style>
    <style:style style:name="T7" style:family="text">
      <style:text-properties fo:color="#565656" style:font-name="Arial1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935cm" svg:height="0.026cm" svg:x="2.558cm" svg:y="7.217cm" svg:viewBox="0 0 15936 27" draw:points="0,0 15936,0 15936,27 0,27">
          <text:p/>
        </draw:polygon>
        <draw:polygon draw:style-name="gr1" draw:text-style-name="P1" draw:layer="layout" svg:width="15.935cm" svg:height="0.026cm" svg:x="2.558cm" svg:y="9.467cm" svg:viewBox="0 0 15936 27" draw:points="0,0 15936,0 15936,27 0,27">
          <text:p/>
        </draw:polygon>
        <draw:frame draw:style-name="gr2" draw:text-style-name="P2" draw:layer="layout" svg:width="3.467cm" svg:height="0.528cm" svg:x="8.779cm" svg:y="0.891cm">
          <draw:image xlink:href="Pictures/10000201000000C40000001E49AF744A9B2F993B.png" xlink:type="simple" xlink:show="embed" xlink:actuate="onLoad">
            <text:p/>
            <text:p/>
          </draw:image>
        </draw:frame>
        <draw:frame draw:style-name="gr3" draw:text-style-name="P4" draw:layer="layout" svg:width="0.37cm" svg:height="0.412cm" svg:x="2.545cm" svg:y="7.01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7cm" svg:height="0.412cm" svg:x="2.545cm" svg:y="9.26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7cm" svg:height="0.412cm" svg:x="2.466cm" svg:y="9.291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846cm" svg:height="0.945cm" svg:x="2.572cm" svg:y="9.442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7.305cm" svg:height="0.475cm" svg:x="3.419cm" svg:y="3.181cm">
          <draw:text-box>
            <text:p text:style-name="P3"><text:span text:style-name="T3">Start Time: 12:23am on July 24, 2017 <text:s/></text:span></text:p>
          </draw:text-box>
        </draw:frame>
        <draw:frame draw:style-name="gr6" draw:text-style-name="P6" draw:layer="layout" svg:width="3.922cm" svg:height="0.475cm" svg:x="3.419cm" svg:y="3.816cm">
          <draw:text-box>
            <text:p text:style-name="P3"><text:span text:style-name="T3">Duration: 3 minutes <text:s/></text:span></text:p>
          </draw:text-box>
        </draw:frame>
        <draw:frame draw:style-name="gr7" draw:text-style-name="P6" draw:layer="layout" svg:width="7.376cm" svg:height="0.475cm" svg:x="3.419cm" svg:y="4.452cm">
          <draw:text-box>
            <text:p text:style-name="P3"><text:span text:style-name="T3">Percent Complete: 100% (14 out of 14)</text:span></text:p>
          </draw:text-box>
        </draw:frame>
        <draw:frame draw:style-name="gr8" draw:text-style-name="P6" draw:layer="layout" svg:width="12.355cm" svg:height="0.475cm" svg:x="3.419cm" svg:y="6.993cm">
          <draw:text-box>
            <text:p text:style-name="P3"><text:span text:style-name="T4">1) What is the name of your company you are working with?</text:span><text:span text:style-name="T3"> <text:s/></text:span></text:p>
          </draw:text-box>
        </draw:frame>
        <draw:frame draw:style-name="gr9" draw:text-style-name="P6" draw:layer="layout" svg:width="1.441cm" svg:height="0.475cm" svg:x="3.419cm" svg:y="7.812cm">
          <draw:text-box>
            <text:p text:style-name="P3"><text:span text:style-name="T3">Conatix</text:span></text:p>
          </draw:text-box>
        </draw:frame>
        <draw:frame draw:style-name="gr10" draw:text-style-name="P6" draw:layer="layout" svg:width="7.423cm" svg:height="0.475cm" svg:x="3.419cm" svg:y="9.083cm">
          <draw:text-box>
            <text:p text:style-name="P3"><text:span text:style-name="T4">2) Is your firm a startup or spin-off?</text:span><text:span text:style-name="T3"> <text:s/></text:span></text:p>
          </draw:text-box>
        </draw:frame>
        <draw:frame draw:style-name="gr11" draw:text-style-name="P6" draw:layer="layout" svg:width="13.655cm" svg:height="0.475cm" svg:x="3.419cm" svg:y="10.353cm">
          <draw:text-box>
            <text:p text:style-name="P3"><text:span text:style-name="T3">We could be called either one. We are considered a spin-off of Humboldt</text:span></text:p>
          </draw:text-box>
        </draw:frame>
        <draw:frame draw:style-name="gr12" draw:text-style-name="P6" draw:layer="layout" svg:width="12.554cm" svg:height="0.475cm" svg:x="3.419cm" svg:y="10.989cm">
          <draw:text-box>
            <text:p text:style-name="P3"><text:span text:style-name="T3">University Berlin but we developed our own proprietary technology.</text:span></text:p>
          </draw:text-box>
        </draw:frame>
        <draw:frame draw:style-name="gr13" draw:text-style-name="P6" draw:layer="layout" svg:width="7.474cm" svg:height="0.475cm" svg:x="3.419cm" svg:y="12.259cm">
          <draw:text-box>
            <text:p text:style-name="P3"><text:span text:style-name="T4">3) What is the your role in this firm?</text:span><text:span text:style-name="T3"> <text:s/></text:span></text:p>
          </draw:text-box>
        </draw:frame>
        <draw:frame draw:style-name="gr14" draw:text-style-name="P6" draw:layer="layout" svg:width="0.921cm" svg:height="0.475cm" svg:x="3.419cm" svg:y="13.53cm">
          <draw:text-box>
            <text:p text:style-name="P3"><text:span text:style-name="T3">CEO</text:span></text:p>
          </draw:text-box>
        </draw:frame>
        <draw:frame draw:style-name="gr15" draw:text-style-name="P6" draw:layer="layout" svg:width="9.476cm" svg:height="0.475cm" svg:x="3.419cm" svg:y="14.801cm">
          <draw:text-box>
            <text:p text:style-name="P3"><text:span text:style-name="T4">4) For how long are your working in this firm?</text:span><text:span text:style-name="T3"> <text:s/></text:span></text:p>
          </draw:text-box>
        </draw:frame>
        <draw:frame draw:style-name="gr16" draw:text-style-name="P7" draw:layer="layout" svg:width="0.634cm" svg:height="0.738cm" svg:x="3.419cm" svg:y="15.944cm">
          <draw:text-box>
            <text:p text:style-name="P3"><text:span text:style-name="T5">☐</text:span></text:p>
          </draw:text-box>
        </draw:frame>
        <draw:frame draw:style-name="gr17" draw:text-style-name="P7" draw:layer="layout" svg:width="0.634cm" svg:height="0.712cm" svg:x="3.988cm" svg:y="23.61cm">
          <draw:text-box>
            <text:p text:style-name="P3"><text:span text:style-name="T6"><text:s/></text:span></text:p>
          </draw:text-box>
        </draw:frame>
        <draw:frame draw:style-name="gr18" draw:text-style-name="P6" draw:layer="layout" svg:width="3.715cm" svg:height="0.475cm" svg:x="4.164cm" svg:y="16.071cm">
          <draw:text-box>
            <text:p text:style-name="P3"><text:span text:style-name="T3">less than one year <text:s/></text:span></text:p>
          </draw:text-box>
        </draw:frame>
        <draw:frame draw:style-name="gr16" draw:text-style-name="P7" draw:layer="layout" svg:width="0.634cm" svg:height="0.738cm" svg:x="3.419cm" svg:y="16.58cm">
          <draw:text-box>
            <text:p text:style-name="P3"><text:span text:style-name="T5">☐</text:span></text:p>
          </draw:text-box>
        </draw:frame>
        <draw:frame draw:style-name="gr17" draw:text-style-name="P7" draw:layer="layout" svg:width="0.634cm" svg:height="0.712cm" svg:x="3.988cm" svg:y="24.245cm">
          <draw:text-box>
            <text:p text:style-name="P3"><text:span text:style-name="T6"><text:s/></text:span></text:p>
          </draw:text-box>
        </draw:frame>
        <draw:frame draw:style-name="gr19" draw:text-style-name="P6" draw:layer="layout" svg:width="4.185cm" svg:height="0.475cm" svg:x="4.164cm" svg:y="16.706cm">
          <draw:text-box>
            <text:p text:style-name="P3"><text:span text:style-name="T3">less than three years <text:s/></text:span></text:p>
          </draw:text-box>
        </draw:frame>
        <draw:frame draw:style-name="gr16" draw:text-style-name="P7" draw:layer="layout" svg:width="0.634cm" svg:height="0.738cm" svg:x="3.419cm" svg:y="17.215cm">
          <draw:text-box>
            <text:p text:style-name="P3"><text:span text:style-name="T5">☐</text:span></text:p>
          </draw:text-box>
        </draw:frame>
        <draw:frame draw:style-name="gr17" draw:text-style-name="P7" draw:layer="layout" svg:width="0.634cm" svg:height="0.712cm" svg:x="3.988cm" svg:y="24.881cm">
          <draw:text-box>
            <text:p text:style-name="P3"><text:span text:style-name="T6"><text:s/></text:span></text:p>
          </draw:text-box>
        </draw:frame>
        <draw:frame draw:style-name="gr20" draw:text-style-name="P6" draw:layer="layout" svg:width="3.876cm" svg:height="0.475cm" svg:x="4.164cm" svg:y="17.342cm">
          <draw:text-box>
            <text:p text:style-name="P3"><text:span text:style-name="T3">less than five years <text:s/></text:span></text:p>
          </draw:text-box>
        </draw:frame>
        <draw:frame draw:style-name="gr16" draw:text-style-name="P7" draw:layer="layout" svg:width="0.634cm" svg:height="0.738cm" svg:x="3.419cm" svg:y="17.85cm">
          <draw:text-box>
            <text:p text:style-name="P3"><text:span text:style-name="T5">☑</text:span></text:p>
          </draw:text-box>
        </draw:frame>
        <draw:frame draw:style-name="gr17" draw:text-style-name="P7" draw:layer="layout" svg:width="0.634cm" svg:height="0.712cm" svg:x="3.988cm" svg:y="25.516cm">
          <draw:text-box>
            <text:p text:style-name="P3"><text:span text:style-name="T6"><text:s/></text:span></text:p>
          </draw:text-box>
        </draw:frame>
        <draw:frame draw:style-name="gr21" draw:text-style-name="P6" draw:layer="layout" svg:width="4.087cm" svg:height="0.475cm" svg:x="4.164cm" svg:y="17.977cm">
          <draw:text-box>
            <text:p text:style-name="P3"><text:span text:style-name="T3">more than five years <text:s/></text:span></text:p>
          </draw:text-box>
        </draw:frame>
        <draw:frame draw:style-name="gr22" draw:text-style-name="P6" draw:layer="layout" svg:width="13.896cm" svg:height="0.475cm" svg:x="3.419cm" svg:y="19.248cm">
          <draw:text-box>
            <text:p text:style-name="P3"><text:span text:style-name="T4">5) Do you have previous work experience before joining your current</text:span></text:p>
          </draw:text-box>
        </draw:frame>
        <draw:frame draw:style-name="gr23" draw:text-style-name="P6" draw:layer="layout" svg:width="1.297cm" svg:height="0.475cm" svg:x="3.419cm" svg:y="19.934cm">
          <draw:text-box>
            <text:p text:style-name="P3"><text:span text:style-name="T4">firm?</text:span><text:span text:style-name="T3"> <text:s/></text:span></text:p>
          </draw:text-box>
        </draw:frame>
        <draw:frame draw:style-name="gr3" draw:text-style-name="P4" draw:layer="layout" svg:width="0.37cm" svg:height="0.412cm" svg:x="18.454cm" svg:y="9.291cm">
          <draw:text-box>
            <text:p text:style-name="P3"><text:span text:style-name="T1"><text:s/></text:span></text:p>
          </draw:text-box>
        </draw:frame>
        <draw:frame draw:style-name="gr5" draw:text-style-name="P9" draw:layer="layout" svg:width="9.874cm" svg:height="1.267cm" svg:x="6.157cm" svg:y="1.524cm">
          <draw:text-box>
            <text:p text:style-name="P8"><text:span text:style-name="T7">Conatix Response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8cm" svg:height="39.588cm" svg:x="0cm" svg:y="0cm" svg:viewBox="0 0 27981 39589" draw:points="0,0 27981,0 27981,39589 0,39589">
          <text:p/>
        </draw:polygon>
        <draw:frame draw:style-name="gr16" draw:text-style-name="P7" draw:layer="layout" svg:width="0.634cm" svg:height="0.738cm" svg:x="3.419cm" svg:y="0.936cm">
          <draw:text-box>
            <text:p text:style-name="P3"><text:span text:style-name="T5">☑</text:span></text:p>
          </draw:text-box>
        </draw:frame>
        <draw:frame draw:style-name="gr17" draw:text-style-name="P7" draw:layer="layout" svg:width="0.634cm" svg:height="0.712cm" svg:x="3.988cm" svg:y="0.951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1.063cm">
          <draw:text-box>
            <text:p text:style-name="P3"><text:span text:style-name="T3">Yes <text:s/></text:span></text:p>
          </draw:text-box>
        </draw:frame>
        <draw:frame draw:style-name="gr16" draw:text-style-name="P7" draw:layer="layout" svg:width="0.634cm" svg:height="0.738cm" svg:x="3.419cm" svg:y="1.572cm">
          <draw:text-box>
            <text:p text:style-name="P3"><text:span text:style-name="T5">☐</text:span></text:p>
          </draw:text-box>
        </draw:frame>
        <draw:frame draw:style-name="gr17" draw:text-style-name="P7" draw:layer="layout" svg:width="0.634cm" svg:height="0.712cm" svg:x="3.988cm" svg:y="1.586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1.699cm">
          <draw:text-box>
            <text:p text:style-name="P3"><text:span text:style-name="T3">No <text:s/></text:span></text:p>
          </draw:text-box>
        </draw:frame>
        <draw:frame draw:style-name="gr26" draw:text-style-name="P6" draw:layer="layout" svg:width="13.333cm" svg:height="0.475cm" svg:x="3.419cm" svg:y="2.969cm">
          <draw:text-box>
            <text:p text:style-name="P3"><text:span text:style-name="T4">6) Do you believe that your work experience has positive affect on</text:span></text:p>
          </draw:text-box>
        </draw:frame>
        <draw:frame draw:style-name="gr27" draw:text-style-name="P6" draw:layer="layout" svg:width="7.326cm" svg:height="0.475cm" svg:x="3.419cm" svg:y="3.604cm">
          <draw:text-box>
            <text:p text:style-name="P3"><text:span text:style-name="T4">your firm's innovative capabilities?</text:span><text:span text:style-name="T3"> <text:s/></text:span></text:p>
          </draw:text-box>
        </draw:frame>
        <draw:frame draw:style-name="gr16" draw:text-style-name="P7" draw:layer="layout" svg:width="0.634cm" svg:height="0.738cm" svg:x="3.419cm" svg:y="4.748cm">
          <draw:text-box>
            <text:p text:style-name="P3"><text:span text:style-name="T5">☑</text:span></text:p>
          </draw:text-box>
        </draw:frame>
        <draw:frame draw:style-name="gr17" draw:text-style-name="P7" draw:layer="layout" svg:width="0.634cm" svg:height="0.712cm" svg:x="3.988cm" svg:y="4.763cm">
          <draw:text-box>
            <text:p text:style-name="P3"><text:span text:style-name="T6"><text:s/></text:span></text:p>
          </draw:text-box>
        </draw:frame>
        <draw:frame draw:style-name="gr28" draw:text-style-name="P6" draw:layer="layout" svg:width="0.899cm" svg:height="0.475cm" svg:x="4.164cm" svg:y="4.875cm">
          <draw:text-box>
            <text:p text:style-name="P3"><text:span text:style-name="T3">yes <text:s/></text:span></text:p>
          </draw:text-box>
        </draw:frame>
        <draw:frame draw:style-name="gr16" draw:text-style-name="P7" draw:layer="layout" svg:width="0.634cm" svg:height="0.738cm" svg:x="3.419cm" svg:y="5.384cm">
          <draw:text-box>
            <text:p text:style-name="P3"><text:span text:style-name="T5">☐</text:span></text:p>
          </draw:text-box>
        </draw:frame>
        <draw:frame draw:style-name="gr17" draw:text-style-name="P7" draw:layer="layout" svg:width="0.634cm" svg:height="0.712cm" svg:x="3.988cm" svg:y="5.398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5.51cm">
          <draw:text-box>
            <text:p text:style-name="P3"><text:span text:style-name="T3">No <text:s/></text:span></text:p>
          </draw:text-box>
        </draw:frame>
        <draw:frame draw:style-name="gr29" draw:text-style-name="P6" draw:layer="layout" svg:width="12.232cm" svg:height="0.475cm" svg:x="3.419cm" svg:y="6.781cm">
          <draw:text-box>
            <text:p text:style-name="P3"><text:span text:style-name="T4">7) If your firm is spin-off, has it got any tangible or intangible</text:span></text:p>
          </draw:text-box>
        </draw:frame>
        <draw:frame draw:style-name="gr30" draw:text-style-name="P6" draw:layer="layout" svg:width="14.069cm" svg:height="0.475cm" svg:x="3.419cm" svg:y="7.416cm">
          <draw:text-box>
            <text:p text:style-name="P3"><text:span text:style-name="T4">resources transferred from its parent company? If yes, please specify</text:span></text:p>
          </draw:text-box>
        </draw:frame>
        <draw:frame draw:style-name="gr31" draw:text-style-name="P6" draw:layer="layout" svg:width="11.906cm" svg:height="0.475cm" svg:x="3.419cm" svg:y="8.052cm">
          <draw:text-box>
            <text:p text:style-name="P3"><text:span text:style-name="T4">the type of resources it received from its parent company.</text:span><text:span text:style-name="T3"> <text:s/></text:span></text:p>
          </draw:text-box>
        </draw:frame>
        <draw:frame draw:style-name="gr32" draw:text-style-name="P6" draw:layer="layout" svg:width="12.766cm" svg:height="0.475cm" svg:x="3.419cm" svg:y="9.322cm">
          <draw:text-box>
            <text:p text:style-name="P3"><text:span text:style-name="T3">We received free and discounted use of office space from Humboldt</text:span></text:p>
          </draw:text-box>
        </draw:frame>
        <draw:frame draw:style-name="gr33" draw:text-style-name="P6" draw:layer="layout" svg:width="13.316cm" svg:height="0.475cm" svg:x="3.419cm" svg:y="9.957cm">
          <draw:text-box>
            <text:p text:style-name="P3"><text:span text:style-name="T3">University Berlin which was valuable in the beginning, also servers and</text:span></text:p>
          </draw:text-box>
        </draw:frame>
        <draw:frame draw:style-name="gr34" draw:text-style-name="P6" draw:layer="layout" svg:width="9.218cm" svg:height="0.475cm" svg:x="3.419cm" svg:y="10.593cm">
          <draw:text-box>
            <text:p text:style-name="P3"><text:span text:style-name="T3">other old and used equipment from the university</text:span></text:p>
          </draw:text-box>
        </draw:frame>
        <draw:frame draw:style-name="gr35" draw:text-style-name="P6" draw:layer="layout" svg:width="13.46cm" svg:height="0.475cm" svg:x="3.419cm" svg:y="11.863cm">
          <draw:text-box>
            <text:p text:style-name="P3"><text:span text:style-name="T4">8) Do you feel that transfer of knowledge and other resources from</text:span></text:p>
          </draw:text-box>
        </draw:frame>
        <draw:frame draw:style-name="gr36" draw:text-style-name="P6" draw:layer="layout" svg:width="10.581cm" svg:height="0.475cm" svg:x="3.419cm" svg:y="12.499cm">
          <draw:text-box>
            <text:p text:style-name="P3"><text:span text:style-name="T4">parent company helps spin-offs to innovate better?</text:span><text:span text:style-name="T3"> <text:s/></text:span></text:p>
          </draw:text-box>
        </draw:frame>
        <draw:frame draw:style-name="gr16" draw:text-style-name="P7" draw:layer="layout" svg:width="0.634cm" svg:height="0.738cm" svg:x="3.419cm" svg:y="13.642cm">
          <draw:text-box>
            <text:p text:style-name="P3"><text:span text:style-name="T5">☑</text:span></text:p>
          </draw:text-box>
        </draw:frame>
        <draw:frame draw:style-name="gr17" draw:text-style-name="P7" draw:layer="layout" svg:width="0.634cm" svg:height="0.712cm" svg:x="3.988cm" svg:y="13.657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13.769cm">
          <draw:text-box>
            <text:p text:style-name="P3"><text:span text:style-name="T3">Yes <text:s/></text:span></text:p>
          </draw:text-box>
        </draw:frame>
        <draw:frame draw:style-name="gr16" draw:text-style-name="P7" draw:layer="layout" svg:width="0.634cm" svg:height="0.738cm" svg:x="3.419cm" svg:y="14.278cm">
          <draw:text-box>
            <text:p text:style-name="P3"><text:span text:style-name="T5">☐</text:span></text:p>
          </draw:text-box>
        </draw:frame>
        <draw:frame draw:style-name="gr17" draw:text-style-name="P7" draw:layer="layout" svg:width="0.634cm" svg:height="0.712cm" svg:x="3.988cm" svg:y="14.292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14.404cm">
          <draw:text-box>
            <text:p text:style-name="P3"><text:span text:style-name="T3">No <text:s/></text:span></text:p>
          </draw:text-box>
        </draw:frame>
        <draw:frame draw:style-name="gr37" draw:text-style-name="P6" draw:layer="layout" svg:width="10.958cm" svg:height="0.475cm" svg:x="3.419cm" svg:y="15.675cm">
          <draw:text-box>
            <text:p text:style-name="P3"><text:span text:style-name="T4">9) Do you have any previous managerial experience?</text:span><text:span text:style-name="T3"> <text:s/></text:span></text:p>
          </draw:text-box>
        </draw:frame>
        <draw:frame draw:style-name="gr16" draw:text-style-name="P7" draw:layer="layout" svg:width="0.634cm" svg:height="0.738cm" svg:x="3.419cm" svg:y="16.819cm">
          <draw:text-box>
            <text:p text:style-name="P3"><text:span text:style-name="T5">☑</text:span></text:p>
          </draw:text-box>
        </draw:frame>
        <draw:frame draw:style-name="gr17" draw:text-style-name="P7" draw:layer="layout" svg:width="0.634cm" svg:height="0.712cm" svg:x="3.988cm" svg:y="16.833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16.946cm">
          <draw:text-box>
            <text:p text:style-name="P3"><text:span text:style-name="T3">Yes <text:s/></text:span></text:p>
          </draw:text-box>
        </draw:frame>
        <draw:frame draw:style-name="gr16" draw:text-style-name="P7" draw:layer="layout" svg:width="0.634cm" svg:height="0.738cm" svg:x="3.419cm" svg:y="17.454cm">
          <draw:text-box>
            <text:p text:style-name="P3"><text:span text:style-name="T5">☐</text:span></text:p>
          </draw:text-box>
        </draw:frame>
        <draw:frame draw:style-name="gr17" draw:text-style-name="P7" draw:layer="layout" svg:width="0.634cm" svg:height="0.712cm" svg:x="3.988cm" svg:y="17.469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17.581cm">
          <draw:text-box>
            <text:p text:style-name="P3"><text:span text:style-name="T3">No <text:s/></text:span></text:p>
          </draw:text-box>
        </draw:frame>
        <draw:frame draw:style-name="gr38" draw:text-style-name="P6" draw:layer="layout" svg:width="12.96cm" svg:height="0.475cm" svg:x="3.419cm" svg:y="18.852cm">
          <draw:text-box>
            <text:p text:style-name="P3"><text:span text:style-name="T4">10) Do you believe that previous managerial experience helps to</text:span></text:p>
          </draw:text-box>
        </draw:frame>
        <draw:frame draw:style-name="gr39" draw:text-style-name="P6" draw:layer="layout" svg:width="8.397cm" svg:height="0.475cm" svg:x="3.419cm" svg:y="19.487cm">
          <draw:text-box>
            <text:p text:style-name="P3"><text:span text:style-name="T4">enhance innovation process in the firm?</text:span><text:span text:style-name="T3"> <text:s/></text:span></text:p>
          </draw:text-box>
        </draw:frame>
        <draw:frame draw:style-name="gr16" draw:text-style-name="P7" draw:layer="layout" svg:width="0.634cm" svg:height="0.738cm" svg:x="3.419cm" svg:y="20.631cm">
          <draw:text-box>
            <text:p text:style-name="P3"><text:span text:style-name="T5">☑</text:span></text:p>
          </draw:text-box>
        </draw:frame>
        <draw:frame draw:style-name="gr17" draw:text-style-name="P7" draw:layer="layout" svg:width="0.634cm" svg:height="0.712cm" svg:x="3.988cm" svg:y="20.645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20.757cm">
          <draw:text-box>
            <text:p text:style-name="P3"><text:span text:style-name="T3">Yes <text:s/></text:span></text:p>
          </draw:text-box>
        </draw:frame>
        <draw:frame draw:style-name="gr16" draw:text-style-name="P7" draw:layer="layout" svg:width="0.634cm" svg:height="0.738cm" svg:x="3.419cm" svg:y="21.266cm">
          <draw:text-box>
            <text:p text:style-name="P3"><text:span text:style-name="T5">☐</text:span></text:p>
          </draw:text-box>
        </draw:frame>
        <draw:frame draw:style-name="gr17" draw:text-style-name="P7" draw:layer="layout" svg:width="0.634cm" svg:height="0.712cm" svg:x="3.988cm" svg:y="21.281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21.393cm">
          <draw:text-box>
            <text:p text:style-name="P3"><text:span text:style-name="T3">No <text:s/></text:span></text:p>
          </draw:text-box>
        </draw:frame>
        <draw:frame draw:style-name="gr40" draw:text-style-name="P6" draw:layer="layout" svg:width="12.973cm" svg:height="0.475cm" svg:x="3.419cm" svg:y="22.663cm">
          <draw:text-box>
            <text:p text:style-name="P3"><text:span text:style-name="T4">11) Does your firm has any previous networking with clients and</text:span></text:p>
          </draw:text-box>
        </draw:frame>
        <draw:frame draw:style-name="gr41" draw:text-style-name="P6" draw:layer="layout" svg:width="2.195cm" svg:height="0.475cm" svg:x="3.419cm" svg:y="23.299cm">
          <draw:text-box>
            <text:p text:style-name="P3"><text:span text:style-name="T4">partners?</text:span><text:span text:style-name="T3"> <text:s/></text:span></text:p>
          </draw:text-box>
        </draw:frame>
        <draw:frame draw:style-name="gr16" draw:text-style-name="P7" draw:layer="layout" svg:width="0.634cm" svg:height="0.738cm" svg:x="3.419cm" svg:y="24.442cm">
          <draw:text-box>
            <text:p text:style-name="P3"><text:span text:style-name="T5">☑</text:span></text:p>
          </draw:text-box>
        </draw:frame>
        <draw:frame draw:style-name="gr17" draw:text-style-name="P7" draw:layer="layout" svg:width="0.634cm" svg:height="0.712cm" svg:x="3.988cm" svg:y="24.457cm">
          <draw:text-box>
            <text:p text:style-name="P3"><text:span text:style-name="T6"><text:s/></text:span></text:p>
          </draw:text-box>
        </draw:frame>
        <draw:frame draw:style-name="gr28" draw:text-style-name="P6" draw:layer="layout" svg:width="0.899cm" svg:height="0.475cm" svg:x="4.164cm" svg:y="24.569cm">
          <draw:text-box>
            <text:p text:style-name="P3"><text:span text:style-name="T3">yes <text:s/></text:span></text:p>
          </draw:text-box>
        </draw:frame>
        <draw:frame draw:style-name="gr16" draw:text-style-name="P7" draw:layer="layout" svg:width="0.634cm" svg:height="0.738cm" svg:x="3.419cm" svg:y="25.078cm">
          <draw:text-box>
            <text:p text:style-name="P3"><text:span text:style-name="T5">☐</text:span></text:p>
          </draw:text-box>
        </draw:frame>
        <draw:frame draw:style-name="gr17" draw:text-style-name="P7" draw:layer="layout" svg:width="0.634cm" svg:height="0.712cm" svg:x="3.988cm" svg:y="25.092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25.205cm">
          <draw:text-box>
            <text:p text:style-name="P3"><text:span text:style-name="T3">No <text:s/></text:span></text:p>
          </draw:text-box>
        </draw:frame>
        <draw:frame draw:style-name="gr42" draw:text-style-name="P6" draw:layer="layout" svg:width="13.989cm" svg:height="0.475cm" svg:x="3.419cm" svg:y="26.475cm">
          <draw:text-box>
            <text:p text:style-name="P3"><text:span text:style-name="T4">12) Do you believe that previous networking capabilities help firms to</text:span></text:p>
          </draw:text-box>
        </draw:frame>
        <draw:frame draw:style-name="gr43" draw:text-style-name="P6" draw:layer="layout" svg:width="3.537cm" svg:height="0.475cm" svg:x="3.419cm" svg:y="27.11cm">
          <draw:text-box>
            <text:p text:style-name="P3"><text:span text:style-name="T4">innovate better?</text:span><text:span text:style-name="T3"> 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8cm" svg:height="39.588cm" svg:x="0cm" svg:y="-0.092cm" svg:viewBox="0 0 27981 39589" draw:points="0,0 27981,0 27981,39589 0,39589">
          <text:p/>
        </draw:polygon>
        <draw:polygon draw:style-name="gr1" draw:text-style-name="P1" draw:layer="layout" svg:width="0.106cm" svg:height="56.647cm" svg:x="2.478cm" svg:y="-45.883cm" svg:viewBox="0 0 107 56648" draw:points="0,0 107,0 107,56648 0,56648">
          <text:p/>
        </draw:polygon>
        <draw:polygon draw:style-name="gr1" draw:text-style-name="P1" draw:layer="layout" svg:width="0.106cm" svg:height="56.647cm" svg:x="18.467cm" svg:y="-45.883cm" svg:viewBox="0 0 107 56648" draw:points="0,0 107,0 107,56648 0,56648">
          <text:p/>
        </draw:polygon>
        <draw:polygon draw:style-name="gr1" draw:text-style-name="P1" draw:layer="layout" svg:width="15.935cm" svg:height="0.026cm" svg:x="2.558cm" svg:y="10.764cm" svg:viewBox="0 0 15936 27" draw:points="0,0 15936,0 15936,27 0,27">
          <text:p/>
        </draw:polygon>
        <draw:frame draw:style-name="gr16" draw:text-style-name="P7" draw:layer="layout" svg:width="0.634cm" svg:height="0.738cm" svg:x="3.419cm" svg:y="0.936cm">
          <draw:text-box>
            <text:p text:style-name="P3"><text:span text:style-name="T5">☑</text:span></text:p>
          </draw:text-box>
        </draw:frame>
        <draw:frame draw:style-name="gr17" draw:text-style-name="P7" draw:layer="layout" svg:width="0.634cm" svg:height="0.712cm" svg:x="3.988cm" svg:y="0.951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1.063cm">
          <draw:text-box>
            <text:p text:style-name="P3"><text:span text:style-name="T3">Yes <text:s/></text:span></text:p>
          </draw:text-box>
        </draw:frame>
        <draw:frame draw:style-name="gr16" draw:text-style-name="P7" draw:layer="layout" svg:width="0.634cm" svg:height="0.738cm" svg:x="3.419cm" svg:y="1.572cm">
          <draw:text-box>
            <text:p text:style-name="P3"><text:span text:style-name="T5">☐</text:span></text:p>
          </draw:text-box>
        </draw:frame>
        <draw:frame draw:style-name="gr17" draw:text-style-name="P7" draw:layer="layout" svg:width="0.634cm" svg:height="0.712cm" svg:x="3.988cm" svg:y="1.586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1.699cm">
          <draw:text-box>
            <text:p text:style-name="P3"><text:span text:style-name="T3">No <text:s/></text:span></text:p>
          </draw:text-box>
        </draw:frame>
        <draw:frame draw:style-name="gr44" draw:text-style-name="P6" draw:layer="layout" svg:width="14.057cm" svg:height="0.475cm" svg:x="3.419cm" svg:y="2.969cm">
          <draw:text-box>
            <text:p text:style-name="P3"><text:span text:style-name="T4">13) Are you forced to join this firm as a reorganization due to result of</text:span></text:p>
          </draw:text-box>
        </draw:frame>
        <draw:frame draw:style-name="gr45" draw:text-style-name="P6" draw:layer="layout" svg:width="9.866cm" svg:height="0.475cm" svg:x="3.419cm" svg:y="3.604cm">
          <draw:text-box>
            <text:p text:style-name="P3"><text:span text:style-name="T4">parent company's decision to create a spin-off?</text:span><text:span text:style-name="T3"> <text:s/></text:span></text:p>
          </draw:text-box>
        </draw:frame>
        <draw:frame draw:style-name="gr16" draw:text-style-name="P7" draw:layer="layout" svg:width="0.634cm" svg:height="0.738cm" svg:x="3.419cm" svg:y="4.748cm">
          <draw:text-box>
            <text:p text:style-name="P3"><text:span text:style-name="T5">☐</text:span></text:p>
          </draw:text-box>
        </draw:frame>
        <draw:frame draw:style-name="gr17" draw:text-style-name="P7" draw:layer="layout" svg:width="0.634cm" svg:height="0.712cm" svg:x="3.988cm" svg:y="4.763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4.875cm">
          <draw:text-box>
            <text:p text:style-name="P3"><text:span text:style-name="T3">Yes <text:s/></text:span></text:p>
          </draw:text-box>
        </draw:frame>
        <draw:frame draw:style-name="gr16" draw:text-style-name="P7" draw:layer="layout" svg:width="0.634cm" svg:height="0.738cm" svg:x="3.419cm" svg:y="5.384cm">
          <draw:text-box>
            <text:p text:style-name="P3"><text:span text:style-name="T5">☑</text:span></text:p>
          </draw:text-box>
        </draw:frame>
        <draw:frame draw:style-name="gr17" draw:text-style-name="P7" draw:layer="layout" svg:width="0.634cm" svg:height="0.712cm" svg:x="3.988cm" svg:y="5.398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5.51cm">
          <draw:text-box>
            <text:p text:style-name="P3"><text:span text:style-name="T3">No <text:s/></text:span></text:p>
          </draw:text-box>
        </draw:frame>
        <draw:frame draw:style-name="gr46" draw:text-style-name="P6" draw:layer="layout" svg:width="12.71cm" svg:height="0.475cm" svg:x="3.419cm" svg:y="6.781cm">
          <draw:text-box>
            <text:p text:style-name="P3"><text:span text:style-name="T4">14) Do you believe that lack of motivation while joining the firm</text:span></text:p>
          </draw:text-box>
        </draw:frame>
        <draw:frame draw:style-name="gr47" draw:text-style-name="P6" draw:layer="layout" svg:width="8.828cm" svg:height="0.475cm" svg:x="3.419cm" svg:y="7.416cm">
          <draw:text-box>
            <text:p text:style-name="P3"><text:span text:style-name="T4">decrease innovation capabilities of a firm?</text:span><text:span text:style-name="T3"> <text:s/></text:span></text:p>
          </draw:text-box>
        </draw:frame>
        <draw:frame draw:style-name="gr16" draw:text-style-name="P7" draw:layer="layout" svg:width="0.634cm" svg:height="0.738cm" svg:x="3.419cm" svg:y="8.56cm">
          <draw:text-box>
            <text:p text:style-name="P3"><text:span text:style-name="T5">☑</text:span></text:p>
          </draw:text-box>
        </draw:frame>
        <draw:frame draw:style-name="gr17" draw:text-style-name="P7" draw:layer="layout" svg:width="0.634cm" svg:height="0.712cm" svg:x="3.988cm" svg:y="8.575cm">
          <draw:text-box>
            <text:p text:style-name="P3"><text:span text:style-name="T6"><text:s/></text:span></text:p>
          </draw:text-box>
        </draw:frame>
        <draw:frame draw:style-name="gr24" draw:text-style-name="P6" draw:layer="layout" svg:width="0.929cm" svg:height="0.475cm" svg:x="4.164cm" svg:y="8.687cm">
          <draw:text-box>
            <text:p text:style-name="P3"><text:span text:style-name="T3">Yes <text:s/></text:span></text:p>
          </draw:text-box>
        </draw:frame>
        <draw:frame draw:style-name="gr16" draw:text-style-name="P7" draw:layer="layout" svg:width="0.634cm" svg:height="0.738cm" svg:x="3.419cm" svg:y="9.195cm">
          <draw:text-box>
            <text:p text:style-name="P3"><text:span text:style-name="T5">☐</text:span></text:p>
          </draw:text-box>
        </draw:frame>
        <draw:frame draw:style-name="gr17" draw:text-style-name="P7" draw:layer="layout" svg:width="0.634cm" svg:height="0.712cm" svg:x="3.988cm" svg:y="9.21cm">
          <draw:text-box>
            <text:p text:style-name="P3"><text:span text:style-name="T6"><text:s/></text:span></text:p>
          </draw:text-box>
        </draw:frame>
        <draw:frame draw:style-name="gr25" draw:text-style-name="P6" draw:layer="layout" svg:width="0.781cm" svg:height="0.475cm" svg:x="4.164cm" svg:y="9.322cm">
          <draw:text-box>
            <text:p text:style-name="P3"><text:span text:style-name="T3">No <text:s/></text:span></text:p>
          </draw:text-box>
        </draw:frame>
        <draw:frame draw:style-name="gr3" draw:text-style-name="P4" draw:layer="layout" svg:width="0.37cm" svg:height="0.412cm" svg:x="2.572cm" svg:y="10.45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7cm" svg:height="0.412cm" svg:x="2.545cm" svg:y="10.561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7cm" svg:height="0.412cm" svg:x="10.461cm" svg:y="10.588cm">
          <draw:text-box>
            <text:p text:style-name="P3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Sans1" svg:font-family="DejaVuSans"/>
    <style:font-face style:name="Arial" svg:font-family="Arial" style:font-pitch="variable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2T14:26:09.296886779</dc:date>
    <meta:editing-duration>PT6M18S</meta:editing-duration>
    <meta:editing-cycles>6</meta:editing-cycles>
    <meta:generator>LibreOffice/5.1.6.2$Linux_X86_64 LibreOffice_project/10m0$Build-2</meta:generator>
    <meta:document-statistic meta:object-count="117"/>
  </office:meta>
</office:document-meta>
</file>